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ucidaSans" svg:font-family="LucidaSans"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200%"/>
      <style:text-properties style:text-position="0% 100%"/>
    </style:style>
    <style:style style:name="P4" style:family="paragraph" style:parent-style-name="Standard">
      <style:paragraph-properties fo:line-height="200%"/>
    </style:style>
    <style:style style:name="P5" style:family="paragraph" style:parent-style-name="Standard">
      <style:paragraph-properties fo:line-height="200%" fo:text-align="end" style:justify-single-word="false"/>
    </style:style>
    <style:style style:name="P6" style:family="paragraph" style:parent-style-name="Standard">
      <style:paragraph-properties fo:line-height="200%"/>
      <style:text-properties style:text-position="0% 100%" fo:font-size="13pt" style:text-underline-style="none"/>
    </style:style>
    <style:style style:name="P7" style:family="paragraph" style:parent-style-name="Standard">
      <style:paragraph-properties fo:line-height="100%"/>
    </style:style>
    <style:style style:name="P8" style:family="paragraph" style:parent-style-name="Standard" style:list-style-name="">
      <style:paragraph-properties fo:line-height="100%"/>
    </style:style>
    <style:style style:name="P9" style:family="paragraph" style:parent-style-name="Standard" style:list-style-name="">
      <style:paragraph-properties fo:margin-left="0.5in" fo:margin-right="0in" fo:line-height="200%" fo:text-indent="-0.5in" style:auto-text-indent="false">
        <style:tab-stops>
          <style:tab-stop style:position="0in"/>
        </style:tab-stops>
      </style:paragraph-properties>
    </style:style>
    <style:style style:name="P10" style:family="paragraph" style:parent-style-name="Standard" style:list-style-name="">
      <style:paragraph-properties fo:margin-left="0.5in" fo:margin-right="0in" fo:line-height="200%" fo:text-align="center" style:justify-single-word="false" fo:text-indent="-0.5in" style:auto-text-indent="false">
        <style:tab-stops/>
      </style:paragraph-properties>
    </style:style>
    <style:style style:name="P11" style:family="paragraph" style:parent-style-name="Standard" style:list-style-name="">
      <style:paragraph-properties fo:margin-left="0.5in" fo:margin-right="0in" fo:line-height="200%" fo:text-indent="-0.5in" style:auto-text-indent="false">
        <style:tab-stops>
          <style:tab-stop style:position="0in"/>
        </style:tab-stops>
      </style:paragraph-properties>
      <style:text-properties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name-asian="LucidaSans" style:font-size-asian="12pt" style:font-name-complex="LucidaSans" style:font-size-complex="12pt"/>
    </style:style>
    <style:style style:name="T3" style:family="text">
      <style:text-properties style:font-name="Times New Roman" fo:font-size="13pt" style:font-size-asian="12pt" style:font-size-complex="12pt"/>
    </style:style>
    <style:style style:name="T4" style:family="text">
      <style:text-properties style:font-name="Times New Roman" fo:font-size="13pt" style:font-name-asian="LucidaSans" style:font-size-asian="12pt" style:font-name-complex="LucidaSans" style:font-size-complex="12pt"/>
    </style:style>
    <style:style style:name="T5" style:family="text">
      <style:text-properties style:text-position="super 58%"/>
    </style:style>
    <style:style style:name="T6" style:family="text">
      <style:text-properties style:text-position="super 58%" style:font-name="Times New Roman" fo:font-size="12pt" style:font-size-asian="12pt" style:font-size-complex="12pt"/>
    </style:style>
    <style:style style:name="T7" style:family="text">
      <style:text-properties style:text-position="super 58%" style:text-underline-style="none"/>
    </style:style>
    <style:style style:name="T8" style:family="text">
      <style:text-properties style:text-position="super 58%" fo:font-size="13pt" style:text-underline-style="none"/>
    </style:style>
    <style:style style:name="T9" style:family="text">
      <style:text-properties style:text-position="0% 100%"/>
    </style:style>
    <style:style style:name="T10" style:family="text">
      <style:text-properties style:text-position="0% 100%" style:text-underline-style="none"/>
    </style:style>
    <style:style style:name="T11" style:family="text">
      <style:text-properties style:text-position="0% 100%" style:font-name="Times New Roman"/>
    </style:style>
    <style:style style:name="T12" style:family="text">
      <style:text-properties style:text-position="0% 100%" style:font-name="Times New Roman" fo:font-size="12pt" style:font-name-asian="LucidaSans" style:font-size-asian="12pt" style:font-name-complex="LucidaSans" style:font-size-complex="12pt"/>
    </style:style>
    <style:style style:name="T13" style:family="text">
      <style:text-properties style:text-position="0% 100%" style:font-name="Times New Roman" fo:font-size="13pt"/>
    </style:style>
    <style:style style:name="T14" style:family="text">
      <style:text-properties style:text-position="0% 100%" style:font-name="Times New Roman" fo:font-size="13pt" style:font-name-asian="LucidaSans" style:font-size-asian="12pt" style:font-name-complex="LucidaSans" style:font-size-complex="12pt"/>
    </style:style>
    <style:style style:name="T15" style:family="text">
      <style:text-properties style:text-position="0% 100%" fo:font-size="13pt"/>
    </style:style>
    <style:style style:name="T16" style:family="text">
      <style:text-properties style:text-position="0% 100%" fo:font-size="13pt" style:text-underline-style="none"/>
    </style:style>
    <style:style style:name="T17" style:family="text">
      <style:text-properties fo:font-style="italic"/>
    </style:style>
    <style:style style:name="T18" style:family="text">
      <style:text-properties fo:font-size="13pt"/>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Cristobal Guerrero</text:p>
      <text:p text:style-name="P5"><text:date style:data-style-name="N37" text:date-value="2012-03-21T01:31:32.77" text:fixed="true">03/21/12</text:date></text:p>
      <text:p text:style-name="P5">CSE 488</text:p>
      <text:p text:style-name="P4"><text:tab/>Simple errors are overlooked all the time though the simplest error can produce an error on a greater system<text:span text:style-name="T18">.</text:span> Such systems include the Pentium microprocessor that had a floating point error and the Therac-25 x-ray system<text:span text:style-name="T18">.</text:span> These products caused serious harm and injury to companies and people on a great scale<text:span text:style-name="T18">.</text:span> In this paper I will compare the ethical systems and ACM imperatives that these two systems violated<text:span text:style-name="T18">.</text:span> I will also discuss what artificial intelligence is and how it is both flawed and beneficial to the world<text:span text:style-name="T18">.</text:span></text:p>
      <text:p text:style-name="P4"><text:tab/>The computing world consist of three aspects of a finite machine which are hardware<text:span text:style-name="T18">,</text:span> software and firmware<text:span text:style-name="T18">.</text:span> Hardware is the physical aspect of a finite machine such as a keyboard<text:span text:style-name="T18">,</text:span> wiring on a motherboard<text:span text:style-name="T18">,</text:span> hard drive<text:span text:style-name="T18">,</text:span> etc<text:span text:style-name="T18">.</text:span> Software is different from hardware because software cannot be physically touched<text:span text:style-name="T18">.</text:span> Software is an accumulation of computer programs that are related by the type of data it consist of which provides instructions for the computer<text:span text:style-name="T18">.</text:span> Firmware is a mixture of both hardware and software in with the aspect that the programs are built into the physical hardware with a strict instruction set<text:span text:style-name="T18">.</text:span> Such systems are remote controls<text:span text:style-name="T18">,</text:span> calculators and central processing units that have AES(Advanced encryption standard) that is built into the device<text:span text:style-name="T18">.</text:span> When communicating between these forms there can be errors if the form of the data is not in the correct scope<text:span text:style-name="T18">.</text:span> Therefore if the data cannot communicate due to being in the incorrect scope and will cause errors and depending on what the machine is being used for it can cause injuries and significant damage to what the machine is working on<text:span text:style-name="T18">.</text:span></text:p>
      <text:p text:style-name="P4"><text:soft-page-break/><text:tab/>There are many different classical errors with computing which are arithmetic rounding<text:span text:style-name="T18">,</text:span> race conditions and memory leaks<text:span text:style-name="T18">.</text:span> There are many more types of errors though I shall focus on these three specific ones<text:span text:style-name="T18">.</text:span> Arithmetic rounding is when a number is rounded to make it easier to write<text:span text:style-name="T18">.</text:span> Take the example of the number 15<text:span text:style-name="T18">.</text:span>4768<text:span text:style-name="T18">,</text:span> if rounded it could be written as 15<text:span text:style-name="T18">.</text:span>58<text:span text:style-name="T18">.</text:span> Having this type of rounding makes it easier to write and to simplify in later calculations<text:span text:style-name="T18">.</text:span> Though<text:span text:style-name="T18">,</text:span> rounding makes it easier to write and understand numbers depending on the situation it can cause many flaws<text:span text:style-name="T18">.</text:span> Such errors are in computing and can accumulate<text:span text:style-name="T18">,</text:span> which then the number becomes meaningless due to being a non-promising value<text:span text:style-name="T18">.</text:span> The secondary error race condition is when <text:span text:style-name="T18">“</text:span>a flaw in an electronic system or process whereby the output or result of the process is unexpectedly and critically dependent on the sequence or timing of other events<text:span text:style-name="T18">.</text:span> The term originates with the idea of two signals racing each other to influence the output first<text:span text:style-name="T18">”.</text:span><text:span text:style-name="T5">1 </text:span><text:span text:style-name="T9">Having a race condition could result in giving inaccurate results</text:span><text:span text:style-name="T15">.</text:span><text:span text:style-name="T9"> This is error can be reflected in file systems</text:span><text:span text:style-name="T15">,</text:span><text:span text:style-name="T9"> networking</text:span><text:span text:style-name="T15">,</text:span><text:span text:style-name="T9"> and overall computer security</text:span><text:span text:style-name="T15">.</text:span><text:span text:style-name="T9"> </text:span></text:p>
      <text:p text:style-name="P3"><text:tab/>Memory leaks are slightly different than the other two mentioned errors where rounding and race conditions cause incorrect values to be stored or shown<text:span text:style-name="T18">,</text:span> memory leaks cause memory to be taken up and cannot be freed for later use<text:span text:style-name="T18">.</text:span> Such an example is in object oriented programing and using dynamic or finite structures<text:span text:style-name="T18">.</text:span> Though very insignificant depending on the size of the program it may not cause a great effect to show on the overall system<text:span text:style-name="T18">.</text:span> An example of an implementation is when memory is allocated for an array or a type of structure<text:span text:style-name="T18">.</text:span> During the programs end phase when the destructor method is invoked it does not delete the structure and therefore remains in memory taking up space<text:span text:style-name="T18">.</text:span> If there are larger programs that do this persistently then the ram on the finite machine would be filled and therefore the only way to free up the space would be if the machine would be restarted<text:span text:style-name="T18">.</text:span></text:p>
      <text:p text:style-name="P4"><text:soft-page-break/><text:tab/>Such an event where a device that had a flaw was the Intel microprocessor floating point that was called the Pentium FDIV bug<text:span text:style-name="T18">.</text:span> This bug caused the division operator using a floating point<text:span text:style-name="T18">,</text:span> a decimal in laymen terms<text:span text:style-name="T18">,</text:span> to produce an incorrect result<text:span text:style-name="T18">.</text:span> Incorrect rounding of decimal spaces can cause harmful things to happen such as creating a building<text:span text:style-name="T18">.</text:span> A miss calculation in the mathematics of how much pressure it can take or how much stability it can have in an earthquake would more than likely cause the building to collapse<text:span text:style-name="T18">.</text:span> This flaw in the Intel microprocessor was pointed out by Thomas R<text:span text:style-name="T18">.</text:span> Nicely that stated<text:span text:style-name="T18">,</text:span> <text:span text:style-name="T18">“</text:span><text:span text:style-name="T1">for users in mathematics</text:span><text:span text:style-name="T3">,</text:span><text:span text:style-name="T1"> science</text:span><text:span text:style-name="T3">,</text:span><text:span text:style-name="T1"> and engineering</text:span><text:span text:style-name="T3">,</text:span><text:span text:style-name="T1"> we must each be our own judge as to the danger posed by the bug</text:span><text:span text:style-name="T3">”.</text:span><text:span text:style-name="T1"> </text:span>These types of calculations would not pertain to an end user who has no need to calculate figures beyond a four decimal places<text:span text:style-name="T18">.</text:span> Hence it was why Intel was so abrasive to replace the flawed microprocessors which they explicitly showed ethical egoism because they did not want to spend the time or the money due to being concerned for themselves<text:span text:style-name="T18">.</text:span></text:p>
      <text:p text:style-name="P4"><text:tab/>If a building were to be built with the floating point calculations with the Pentium microprocessor that had the error it would violate the ACM code of ethics<text:span text:style-name="T18">.</text:span> It would violate imperative 1<text:span text:style-name="T18">.</text:span>2 which is <text:span text:style-name="T18">“</text:span>avoid harm to others<text:span text:style-name="T18">”.</text:span><text:span text:style-name="T9"> This imperative states that one must avoid </text:span><text:span text:style-name="T13">“”</text:span><text:span text:style-name="T12">Harm</text:span><text:span text:style-name="T14">"</text:span><text:span text:style-name="T12"> mean[ing] injury or negative consequences</text:span><text:span text:style-name="T14">,</text:span><text:span text:style-name="T12"> such as undesirable loss of </text:span><text:span text:style-name="T2">information</text:span><text:span text:style-name="T4">,</text:span><text:span text:style-name="T2"> loss of property</text:span><text:span text:style-name="T4">,</text:span><text:span text:style-name="T2"> property damage</text:span><text:span text:style-name="T4">,</text:span><text:span text:style-name="T2"> or unwanted environmental impacts</text:span><text:span text:style-name="T4">”.</text:span><text:span text:style-name="T11"> If the building were to collapse due to this miscalculation it would be the responsibility of Pentium as well as the engineer who constructed the building due to not reviewing their calculations</text:span><text:span text:style-name="T13">.</text:span><text:span text:style-name="T11"> Though when legal issues come into hand the engineer and the for-profit corporation Intel would not be treated equally</text:span><text:span text:style-name="T13">.</text:span><text:span text:style-name="T11"> This is due to both the corporation and the engineer considered as a person though a inanimate for-profit corporation cannot be prosecuted as a normal person would be</text:span><text:span text:style-name="T13">.</text:span><text:span text:style-name="T11"> Another aspect that would be sought out would be the cost for financial loss </text:span><text:soft-page-break/><text:span text:style-name="T11">by all the companies that were using the machines that had the microprocessor</text:span><text:span text:style-name="T13">.</text:span><text:span text:style-name="T11"> Depending on how long it would take to get the part replaced could cause the company using them to intentionally have a financial loss</text:span><text:span text:style-name="T13">.</text:span><text:span text:style-name="T11"> This is due to having to wait for the parts to be replaced</text:span><text:span text:style-name="T13">.</text:span></text:p>
      <text:p text:style-name="P4"><text:tab/>In the case where there was another malfunction due to not having a correct review was that of the Therac-25 system for x-ray machines<text:span text:style-name="T18">.</text:span> The system had an issue with the software where it would go above the bounds of a safety regulated amount of radiation<text:span text:style-name="T18">.</text:span> There were multiple incidents where <text:span text:style-name="T18">“</text:span>patients were given massive overdoses of radiation<text:span text:style-name="T18">,</text:span> approximately 100 times the intended dose<text:span text:style-name="T18">”.</text:span><text:span text:style-name="T5"> </text:span><text:span text:style-name="T10">There was speculation that it was the fault of the technicians because they were in control of the overall system</text:span><text:span text:style-name="T16">.</text:span><text:span text:style-name="T10"> Though after testing it was not the fault of the technicians but that of the software which bypassed what the technicians had been inputting for machine to run</text:span><text:span text:style-name="T16">.</text:span></text:p>
      <text:p text:style-name="P6"><text:tab/>Having created a system out of laziness and not testing it fully was the pure result of the engineer who programmed the Therac-25 system. By taking the old system and rewriting a few components the engineer assumed that it would fully work which came up with faults. By not testing the new system fully if there was errors or not defies the imperative 1.2 of the ACM code of ethics and conduct. Having a lack of a professional review for the system defies imperative 2.5 of the ACM code as well. Due to the events of overexposure of radiation caused serious injury and death to the people who used the x-ray machine. This would cause a great financial loss to the hospital as well as the company that created the system. </text:p>
      <text:p text:style-name="P4"><text:span text:style-name="T10"><text:tab/>There are three things that are questioned with artificial intelligence</text:span><text:span text:style-name="T16">,</text:span><text:span text:style-name="T10"> that is what is considered artificial intelligence</text:span><text:span text:style-name="T16">,</text:span><text:span text:style-name="T10"> how it is involved in robotics and individuals who partake in cybernetic augmentation</text:span><text:span text:style-name="T16">.</text:span><text:span text:style-name="T10"> Artificial intelligence is very ambiguous because the definition varies from individual to </text:span><text:soft-page-break/><text:span text:style-name="T10">individual</text:span><text:span text:style-name="T16">.</text:span><text:span text:style-name="T10"> According to Merriam-Webster artificial intelligence is defined as</text:span><text:span text:style-name="T16">,</text:span><text:span text:style-name="T10"> </text:span><text:span text:style-name="T16">“</text:span><text:span text:style-name="T10">the capability of a machine to imitate intelligent human behavior</text:span><text:span text:style-name="T16">”.</text:span><text:span text:style-name="T8"> </text:span><text:span text:style-name="T10">The definition remains ambiguous because intelligence can be interpreted in different ways and hence it is dependent on the person</text:span><text:span text:style-name="T16">.</text:span><text:span text:style-name="T10"> In the context of robotics artificial intelligence can be interpreted as being able to make a decision based upon certain situations</text:span><text:span text:style-name="T16">.</text:span><text:span text:style-name="T10"> Take the example of a employee of a factory passing a line that they are not supposed to cross where the robot is assembling a product and it causes the robot to halt its operation</text:span><text:span text:style-name="T16">.</text:span><text:span text:style-name="T10"> The decisions of a given artificial intelligence that is embedded within a robot must be predetermined</text:span><text:span text:style-name="T16">.</text:span><text:span text:style-name="T10"> Having these <text:s/>predetermined decisions though cannot always account for odd situations</text:span><text:span text:style-name="T16">.</text:span><text:span text:style-name="T10"> Take for instance the example of crossing the line</text:span><text:span text:style-name="T16">,</text:span><text:span text:style-name="T10"> lets say the person jumped over the line and passed the line without triggering the sensor; there would be nothing to halt the machine after that</text:span><text:span text:style-name="T16">.</text:span></text:p>
      <text:p text:style-name="P6"><text:tab/>There have been many test for and artificial being to pass off as a human being though, there have only been a few cases there they actually pass. Such a test is the Turing test. The Turing test is when a person is in a separate room than the machine or person it is communicating with. The person who is communicating with the questionable being then must interpret if he or she is communicating with a machine or a person. The first time this passed was with the artificial being ELIZA. Though ELIZA passed it was flawed because it only spoke through text as opposed to speech. This is a flaw because speech depending on the formality can differ from person to person making it difficult to determine whether or not it is a human or not.</text:p>
      <text:p text:style-name="P4"><text:span text:style-name="T10"><text:tab/>Another ethical issue is cybernetic augmentation</text:span><text:span text:style-name="T16">,</text:span><text:span text:style-name="T10"> is it right or not to exploit the people who partake in it</text:span><text:span text:style-name="T16">.</text:span><text:span text:style-name="T10"> Cybernetic augmentation is where biological parts of the body are replaced with </text:span><text:soft-page-break/><text:span text:style-name="T10">prosthetic or even to the point where the original brain is transferred into a cybernetic body</text:span><text:span text:style-name="T16">.</text:span><text:span text:style-name="T10"> I believe it is correct to have cybernetic augmentation when the person in question needs it for medical reasons </text:span><text:span text:style-name="T10">though to exploit such things to make a </text:span><text:span text:style-name="T16">“</text:span><text:span text:style-name="T10">super soldier</text:span><text:span text:style-name="T16">”</text:span><text:span text:style-name="T10"> is incorrect</text:span><text:span text:style-name="T16">.</text:span><text:span text:style-name="T10"> Instead of creating a super soldier why not just create a robot that would do the biding of a normal soldier</text:span><text:span text:style-name="T16">.</text:span><text:span text:style-name="T10"> Though if it comes down to creating a robot that has great enough artificial intelligence such as Mr</text:span><text:span text:style-name="T16">.</text:span><text:span text:style-name="T10"> Data it may in fact petition to have its own rights that would reflect basic human rights</text:span><text:span text:style-name="T16">.</text:span><text:span text:style-name="T10"> So</text:span><text:span text:style-name="T16">,</text:span><text:span text:style-name="T10"> consequentially many issues would arise to the point of what would the new system in question want to have similar rights to a human</text:span><text:span text:style-name="T16">.</text:span></text:p>
      <text:p text:style-name="P4"><text:span text:style-name="T10"><text:tab/>People and for-profit corporations defined as people are not treated fairly in the legal system</text:span><text:span text:style-name="T16">.</text:span><text:span text:style-name="T10"> For-profit corporations constantly exploit this by just paying fines to sway their responsibility away</text:span><text:span text:style-name="T16">.</text:span><text:span text:style-name="T10"> Though a malfunction may be do with the software or hardware they produce they avoid responsibility as a normal person would by paying a simple fine</text:span><text:span text:style-name="T16">.</text:span><text:span text:style-name="T10"> On a conclusive note for-profit corporations take advantage of how they are judged by as being a person</text:span><text:span text:style-name="T16">.</text:span></text:p>
      <text:p text:style-name="P4"><text:tab/></text:p>
      <text:p text:style-name="P4"/>
      <text:p text:style-name="P4"/>
      <text:p text:style-name="P4"/>
      <text:p text:style-name="P4"/>
      <text:p text:style-name="P4"/>
      <text:p text:style-name="P4"/>
      <text:p text:style-name="P4"/>
      <text:p text:style-name="P4"/>
      <text:p text:style-name="P4"/>
      <text:p text:style-name="P10"><text:soft-page-break/><text:span text:style-name="T19">Works Cited </text:span></text:p>
      <text:p text:style-name="P9"><text:span text:style-name="T19">"Artificial Intelligence." </text:span><text:span text:style-name="T20">Merriam-Webster</text:span><text:span text:style-name="T19">. Merriam-Webster, n.d. Web. 23 Mar. 2012. &lt;http://www.merriam-webster.com/dictionary/artificial%20intelligence&gt;. </text:span></text:p>
      <text:p text:style-name="P9"><text:span text:style-name="T19">"DIY Calculator :: Introducing Different Rounding Algorithms." </text:span><text:span text:style-name="T20">DIY Calculator</text:span><text:span text:style-name="T19">. N.p., n.d. Web. 23 Mar. 2012. &lt;http://www.diycalculator.com/popup-m-round.shtml&gt;. </text:span></text:p>
      <text:p text:style-name="P9"><text:span text:style-name="T19">Meyers, Scott. </text:span><text:span text:style-name="T20">Effective C++: 55 Specific Ways to Improve Your Programs and Designs</text:span><text:span text:style-name="T19">. Upper Saddle River, NJ: Addison-Wesley, 2005. Print. </text:span></text:p>
      <text:p text:style-name="P11">N.p., n.d. Web. </text:p>
      <text:p text:style-name="P11">N.p.: n.p., n.d. N. pag. Print. </text:p>
      <text:p text:style-name="P9"><text:span text:style-name="T19">"Pentium FDIV Flaw FAQ." </text:span><text:span text:style-name="T20">Thomas R. Nicely's Home Page</text:span><text:span text:style-name="T19">. N.p., n.d. Web. 23 Mar. 2012. &lt;http://www.trnicely.net/pentbug/pentbug.html&gt;. </text:span></text:p>
      <text:p text:style-name="P9"><text:span text:style-name="T19">"Race Conditions." </text:span><text:span text:style-name="T20">Wikipedia</text:span><text:span text:style-name="T19">. Wikimedia Foundation, 21 Mar. 2012. Web. 23 Mar. 2012. &lt;http://en.wikipedia.org/wiki/Race_conditions&gt;. </text:span></text:p>
      <text:p text:style-name="P8"><text:span text:style-name="T19">"SamyGO: Replacing Television Firmware." </text:span><text:span text:style-name="T20">[LWN.net]</text:span><text:span text:style-name="T19">. N.p., n.d. Web. 23 Mar. 2012. &lt;http://lwn.net/Articles/36144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ucidaSans" svg:font-family="LucidaSans"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uerrero <text:page-number text:select-page="current">7</text:page-number></text:p>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obal Guerrero</meta:initial-creator>
    <meta:creation-date>2012-03-19T12:03:05.97</meta:creation-date>
    <dc:date>2012-03-23T01:34:03.74</dc:date>
    <dc:creator>Cristobal Guerrero</dc:creator>
    <meta:editing-duration>P1DT11H49M35S</meta:editing-duration>
    <meta:editing-cycles>18</meta:editing-cycles>
    <meta:generator>OpenOffice.org/3.3$Win32 OpenOffice.org_project/330m20$Build-9567</meta:generator>
    <meta:document-statistic meta:table-count="0" meta:image-count="0" meta:object-count="0" meta:page-count="7" meta:paragraph-count="27" meta:word-count="1941" meta:character-count="11758"/>
  </office:meta>
</office:document-meta>
</file>